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5c4a2" officeooo:paragraph-rsid="0005c4a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s text:c="8"/>Top black hat hackers:</text:p>
      <text:p text:style-name="P1"><text:s text:c="8"/>Robert Tappan Morris - creator of the Morris Worm in 1988, which was considered the first computer warm on the Internet</text:p>
      <text:p text:style-name="P1"><text:s text:c="8"/>Kevin Mitnik (aka condor) - commited arious computer and communications-related crimes. He was caught in 1995 with the help of security expert Tsutomu Shimomura</text:p>
      <text:p text:style-name="P1"><text:s text:c="8"/>Jonatan James (aka c0mrade) - committed a series of intrusions into various systems, he installed a backdoor into a Defense Threat Reduction Agency server, that enabled him to view sensitive emails and capture employee usernames and passwords. He also cracked into NASA computers and stole software worth $1.7 million</text:p>
      <text:p text:style-name="P1"><text:s text:c="8"/>Adrian Lamo - broke into several high-profile computer networks, like The New York Times, Yahoo!, and Microsoft</text:p>
      <text:p text:style-name="P1"><text:s text:c="8"/>Michael Calce (aka MafiaBoy) - launched a series of highly publicized denial-of-service attacks gainst large commercial websites including Yahoo!, Fifa.com, Amazon.com, Dell and CNN</text:p>
      <text:p text:style-name="P1"><text:s text:c="8"/>Kevin Poulsen - took over of all of the telephone lines for Los Angeles guaranteeing that he would be the 102nd caller and win the prize of Porsche</text:p>
      <text:p text:style-name="P1"/>
      <text:p text:style-name="P1"><text:s text:c="8"/>Top white hat hackers:</text:p>
      <text:p text:style-name="P1"><text:s text:c="8"/>Tsutomu Shimomura - he assisted FBI with tracking down the Kevin Mitnik</text:p>
      <text:p text:style-name="P1"><text:s text:c="8"/>Steve Wozniak - inventor and computer programmer. He co-founded Apple Computer (now Apple Inc.). He also founded Wheels of Zeus (WOZ) to create wireless GPS technology.</text:p>
      <text:p text:style-name="P1"><text:s text:c="8"/>Richard Matthew Stallman - is a software freedom activist and computer programmer. Best known for launching the GNU Project and founding the Free Software Foundation a</text:p>
      <text:p text:style-name="P1"><text:s text:c="8"/>Linus Torvalds - he is a software engineer, who was the principal force behind the development of the Linux kernel, later on he became the chief architect of the Linux kernel.</text:p>
      <text:p text:style-name="P1"><text:s text:c="8"/>Tim Berners Lee (aka TimBL) - best known as the inventor of the World Wide Web, creator of the system that we are using to navigate the Internet in order to find files, folders, and websites.</text:p>
      <text:p text:style-name="P1"><text:s text:c="8"/>Julian Assange - he is known as the editor-in-chief and founder of WikiLeaks, which publishes secret inform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ondor </meta:initial-creator>
    <meta:creation-date>2014-03-03T21:00:52.775220589</meta:creation-date>
    <dc:date>2014-03-03T21:01:20.569095887</dc:date>
    <dc:creator>kondor </dc:creator>
    <meta:editing-duration>P0D</meta:editing-duration>
    <meta:editing-cycles>1</meta:editing-cycles>
    <meta:document-statistic meta:table-count="0" meta:image-count="0" meta:object-count="0" meta:page-count="1" meta:paragraph-count="14" meta:word-count="319" meta:character-count="2076" meta:non-whitespace-character-count="1659"/>
    <meta:generator>LibreOffice/4.1.3.2$Linux_X86_64 LibreOffice_project/410m0$Build-2</meta:generator>
  </office:meta>
</office:document-meta>
</file>